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</style:style>
    <style:style style:name="P27" style:family="paragraph" style:parent-style-name="Text_20_body" style:list-style-name="L5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6">
    </style:style>
    <style:style style:name="P36" style:family="paragraph" style:parent-style-name="Text_20_body" style:list-style-name="L7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8">
    </style:style>
    <style:style style:name="P42" style:family="paragraph" style:parent-style-name="Text_20_body" style:list-style-name="L9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0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11">
    </style:style>
  </office:automatic-styles>
  <office:body>
    <office:text>
      <text:h text:style-name="Heading_20_1" text:outline-level="1"><text:bookmark-start text:name="do-while"/>do while<text:bookmark-end text:name="do-while"/></text:h>
      <text:h text:style-name="Heading_20_2" text:outline-level="2"><text:bookmark-start text:name="comparing-while-and-if-statements"/>Comparing <text:span text:style-name="Source_Text">while</text:span> and <text:span text:style-name="Source_Text">if</text:span> statements<text:bookmark-end text:name="comparing-while-and-if-statements"/></text:h>
      <text:list text:style-name="L1">
        <text:list-item>
          <text:p text:style-name="P1"><text:span text:style-name="Source_Text">while</text:span> and <text:span text:style-name="Source_Text">if</text:span> are very similar: Both test a condition, execute a block of code if the condition is true, and skip the block of code if the condition is false</text:p>
        </text:list-item>
        <text:list-item>
          <text:p text:style-name="P1">There is only a difference if the condition is true: <text:span text:style-name="Source_Text">if</text:span> statements only execute the block of code once if the condition is true, but <text:span text:style-name="Source_Text">while</text:span> statements may execute the block of code multiple times if the condition is true</text:p>
        </text:list-item>
        <text:list-item>
          <text:p text:style-name="P1">Compare these snippets of code:</text:p>
        </text:list-item>
      </text:list>
      <text:p text:style-name="P2">if(number &lt; 3)</text:p>
      <text:p text:style-name="P3">{</text:p>
      <text:p text:style-name="P4"><text:s text:c="4"/>Console.WriteLine("Hello!");</text:p>
      <text:p text:style-name="P5"><text:s text:c="4"/>Console.WriteLine(number);</text:p>
      <text:p text:style-name="P6"><text:s text:c="4"/>number++;</text:p>
      <text:p text:style-name="P7">}</text:p>
      <text:p text:style-name="P8">Console.WriteLine("Done");</text:p>
      <text:p text:style-name="First_20_paragraph">and</text:p>
      <text:p text:style-name="P9">while(number &lt; 3)</text:p>
      <text:p text:style-name="P10">{</text:p>
      <text:p text:style-name="P11"><text:s text:c="4"/>Console.WriteLine("Hello!");</text:p>
      <text:p text:style-name="P12"><text:s text:c="4"/>Console.WriteLine(number);</text:p>
      <text:p text:style-name="P13"><text:s text:c="4"/>number++;</text:p>
      <text:p text:style-name="P14">}</text:p>
      <text:p text:style-name="P15">Console.WriteLine("Done");</text:p>
      <text:list text:style-name="L2">
        <text:list-item>
          <text:p text:style-name="P16">If <text:span text:style-name="Source_Text">number</text:span> is 4, then both will do the same thing: skip the block of code and display “Done”.</text:p>
        </text:list-item>
        <text:list-item>
          <text:p text:style-name="P16">If <text:span text:style-name="Source_Text">number</text:span> is 2, both will also do the same thing: Display “Hello!” and “2”, then increment <text:span text:style-name="Source_Text">number</text:span> to 3 and print “Done”.</text:p>
        </text:list-item>
        <text:list-item>
          <text:p text:style-name="P16">If <text:span text:style-name="Source_Text">number</text:span> is 1, there is a difference: The <text:span text:style-name="Source_Text">if</text:span> statement will only display “Hello!” once, but the <text:span text:style-name="Source_Text">while</text:span> statement will display “Hello! 2” and “Hello! 3” before displaying “Done”</text:p>
        </text:list-item>
      </text:list>
      <text:h text:style-name="Heading_20_2" text:outline-level="2"><text:bookmark-start text:name="code-duplication-in-while-loops"/>Code duplication in <text:span text:style-name="Source_Text">while</text:span> loops<text:bookmark-end text:name="code-duplication-in-while-loops"/></text:h>
      <text:list text:style-name="L3">
        <text:list-item>
          <text:p text:style-name="P17">Since the <text:span text:style-name="Source_Text">while</text:span> loop evaluates the condition before executing the code in the body (like an <text:span text:style-name="Source_Text">if</text:span> statement), you sometimes end up duplicating code</text:p>
        </text:list-item>
        <text:list-item>
          <text:p text:style-name="P17">For example, consider an input-validation loop like the one we wrote for Item prices:</text:p>
        </text:list-item>
      </text:list>
      <text:p text:style-name="P18">Console.WriteLine("Enter the item's price.");</text:p>
      <text:p text:style-name="P19">decimal price = decimal.Parse(Console.ReadLine());</text:p>
      <text:p text:style-name="P20">while(price &lt; 0)</text:p>
      <text:p text:style-name="P21">{</text:p>
      <text:p text:style-name="P22"><text:s text:c="4"/>Console.WriteLine("Invalid price. Please enter a non-negative price.");</text:p>
      <text:p text:style-name="P23"><text:s text:c="4"/>price = decimal.Parse(Console.ReadLine());</text:p>
      <text:p text:style-name="P24">}</text:p>
      <text:p text:style-name="P25">Item myItem = new Item(desc, price);</text:p>
      <text:list text:style-name="L4">
        <text:list-item>
          <text:p text:style-name="P26">Before the <text:span text:style-name="Source_Text">while</text:span> loop, we wrote two lines of code to prompt the user for input, read the user’s input, convert it to <text:span text:style-name="Source_Text">decimal</text:span>, and store it in <text:span text:style-name="Source_Text">price</text:span></text:p>
        </text:list-item>
        <text:list-item>
          <text:p text:style-name="P26">In the body of the <text:span text:style-name="Source_Text">while</text:span> loop, we also wrote two lines of code to prompt the user for input, read the user’s input, convert it to <text:span text:style-name="Source_Text">decimal</text:span>, and store it in <text:span text:style-name="Source_Text">price</text:span></text:p>
        </text:list-item>
        <text:list-item>
          <text:p text:style-name="P26">The code before the <text:span text:style-name="Source_Text">while</text:span> loop is necessary to give <text:span text:style-name="Source_Text">price</text:span> an initial value, so that we can check it for validity in the <text:span text:style-name="Source_Text">while</text:span> statement</text:p>
        </text:list-item>
        <text:list-item>
          <text:p text:style-name="P26">It would be nice if we could tell the <text:span text:style-name="Source_Text">while</text:span> loop to execute the body first, and then check the condition</text:p>
        </text:list-item>
      </text:list>
      <text:h text:style-name="Heading_20_2" text:outline-level="2"><text:bookmark-start text:name="introduction-to-do-while"/>Introduction to <text:span text:style-name="Source_Text">do-while</text:span><text:bookmark-end text:name="introduction-to-do-while"/></text:h>
      <text:list text:style-name="L5">
        <text:list-item>
          <text:p text:style-name="P27">The <text:span text:style-name="Source_Text">do-while</text:span> loop executes the loop body <text:span text:style-name="T1">before</text:span> evaluating the condition</text:p>
        </text:list-item>
        <text:list-item>
          <text:p text:style-name="P27">Otherwise works the same as a <text:span text:style-name="Source_Text">while</text:span> loop: If the condition is true, execute the loop body again; if the condition is false, stop the loop</text:p>
        </text:list-item>
        <text:list-item>
          <text:p text:style-name="P27">This can reduce repeated code, since the loop body is executed <text:span text:style-name="T2">at least once</text:span></text:p>
        </text:list-item>
        <text:list-item>
          <text:p text:style-name="P27">Example:</text:p>
        </text:list-item>
      </text:list>
      <text:p text:style-name="P28">decimal price;</text:p>
      <text:p text:style-name="P29">do</text:p>
      <text:p text:style-name="P30">{</text:p>
      <text:p text:style-name="P31"><text:s text:c="4"/>Console.WriteLine("Please enter a non-negative price.");</text:p>
      <text:p text:style-name="P32"><text:s text:c="4"/>price = decimal.Parse(Console.ReadLine());</text:p>
      <text:p text:style-name="P33">} while(price &lt; 0);</text:p>
      <text:p text:style-name="P34">Item myItem = new Item(desc, price);</text:p>
      <text:list text:style-name="L6">
        <text:list-item>
          <text:p text:style-name="P35">The keyword <text:span text:style-name="Source_Text">do</text:span> starts the code block for the loop body, but it does not have a condition, so the computer simply starts executing the body</text:p>
        </text:list-item>
        <text:list-item>
          <text:p text:style-name="P35">In the loop body, we prompt the user for input, read and parse the input, and store it in <text:span text:style-name="Source_Text">price</text:span></text:p>
        </text:list-item>
        <text:list-item>
          <text:p text:style-name="P35">The condition <text:span text:style-name="Source_Text">price &lt; 0</text:span> is evaluated at the end of the loop body, so <text:span text:style-name="Source_Text">price</text:span> has its initial value by the time the condition is evaluated</text:p>
        </text:list-item>
        <text:list-item>
          <text:p text:style-name="P35">If the user entered a valid price, and the condition is false, execution simply proceeds to the next line</text:p>
        </text:list-item>
        <text:list-item>
          <text:p text:style-name="P35">If the user entered a negative price (the condition is true), the computer returns to the beginning of the code block and executes the loop body again</text:p>
        </text:list-item>
        <text:list-item>
          <text:p text:style-name="P35">This has the same effect as the <text:span text:style-name="Source_Text">while</text:span> loop: the user is prompted repeatedly until he/she enters a valid price, and the program can only reach the line <text:span text:style-name="Source_Text">Item myItem = new Item(desc, price)</text:span> when <text:span text:style-name="Source_Text">price &lt; 0</text:span> is false</text:p>
        </text:list-item>
        <text:list-item>
          <text:p text:style-name="P35">Note that the variable <text:span text:style-name="Source_Text">price</text:span> must be declared before the <text:span text:style-name="Source_Text">do-while</text:span> loop so that it is in scope after the loop. It would not be valid to declare <text:span text:style-name="Source_Text">price</text:span> inside the body of the loop (e.g. on the line with <text:span text:style-name="Source_Text">decimal.Parse</text:span>) because then its scope would be limited to inside that code block.</text:p>
        </text:list-item>
      </text:list>
      <text:h text:style-name="Heading_20_2" text:outline-level="2"><text:bookmark-start text:name="formal-syntax-and-details-of-do-while"/>Formal syntax and details of <text:span text:style-name="Source_Text">do-while</text:span><text:bookmark-end text:name="formal-syntax-and-details-of-do-while"/></text:h>
      <text:list text:style-name="L7">
        <text:list-item>
          <text:p text:style-name="P36">A <text:span text:style-name="Source_Text">do-while</text:span> loop is written like this:</text:p>
        </text:list-item>
      </text:list>
      <text:p text:style-name="P37">do</text:p>
      <text:p text:style-name="P38">{</text:p>
      <text:p text:style-name="P39"><text:s text:c="4"/>&lt;statements&gt;</text:p>
      <text:p text:style-name="P40">} while(&lt;condition&gt;);</text:p>
      <text:list text:style-name="L8">
        <text:list-item>
          <text:p text:style-name="P41">The <text:span text:style-name="Source_Text">do</text:span> keyword does nothing, but it is required to indicate the start of the loop. You cannot just write a <text:span text:style-name="Source_Text">{</text:span> by itself.</text:p>
          <text:list text:style-name="L9">
            <text:list-item>
              <text:p text:style-name="P42">Unlike a <text:span text:style-name="Source_Text">while</text:span> loop, a semicolon is required after <text:span text:style-name="Source_Text">while(&lt;condition&gt;)</text:span></text:p>
            </text:list-item>
            <text:list-item>
              <text:p text:style-name="P42">It’s a convention to write the <text:span text:style-name="Source_Text">while</text:span> keyword on the same line as the closing <text:span text:style-name="Source_Text">}</text:span>, rather than on its own line as in a <text:span text:style-name="Source_Text">while</text:span> loop</text:p>
            </text:list-item>
            <text:list-item>
              <text:p text:style-name="P42">When the computer encounters a <text:span text:style-name="Source_Text">do-while</text:span> loop, it first executes the body (code block), then evaluates the condition</text:p>
            </text:list-item>
            <text:list-item>
              <text:p text:style-name="P42">If the condition is true, the computer jumps back to the <text:span text:style-name="Source_Text">do</text:span> keyword and executes the loop body again</text:p>
            </text:list-item>
            <text:list-item>
              <text:p text:style-name="P42">If the condition is false, execution continues to the next line after teh <text:span text:style-name="Source_Text">while</text:span> keyword</text:p>
            </text:list-item>
            <text:list-item>
              <text:p text:style-name="P42">If the loop body is only a single statement, you can omit the curly braces, but not the semicolon:</text:p>
            </text:list-item>
          </text:list>
          <text:p text:style-name="P43">do</text:p>
          <text:p text:style-name="P44">&lt;statement&gt;</text:p>
          <text:p text:style-name="P45">while(&lt;condition&gt;);</text:p>
        </text:list-item>
      </text:list>
      <text:h text:style-name="Heading_20_2" text:outline-level="2"><text:bookmark-start text:name="do-while-loops-with-multiple-conditions"/><text:span text:style-name="Source_Text">do-while</text:span> loops with multiple conditions<text:bookmark-end text:name="do-while-loops-with-multiple-conditions"/></text:h>
      <text:list text:style-name="L10">
        <text:list-item>
          <text:p text:style-name="P46">We can combine both types of user-input validation in one loop: Ensuring the user entered a number (not some other string), and ensuring the number is valid. This is easier to do with a <text:span text:style-name="Source_Text">do-while</text:span> loop:</text:p>
        </text:list-item>
      </text:list>
      <text:p text:style-name="P47">decimal price;</text:p>
      <text:p text:style-name="P48">bool parseSuccess;</text:p>
      <text:p text:style-name="P49">do</text:p>
      <text:p text:style-name="P50">{</text:p>
      <text:p text:style-name="P51"><text:s text:c="4"/>Console.WriteLine("Please enter a price (must be non-negative).");</text:p>
      <text:p text:style-name="P52"><text:s text:c="4"/>parseSuccess = decimal.TryParse(Console.ReadLine(), out price);</text:p>
      <text:p text:style-name="P53">} while(!parseSuccess || price &lt; 0);</text:p>
      <text:p text:style-name="P54">Item myItem = new Item(desc, price);</text:p>
      <text:list text:style-name="L11">
        <text:list-item>
          <text:p text:style-name="P55">There are two parts to the loop condition: (1) it should be true if the user did not enter a number, and (2) it should be true if the user entered a negative number.</text:p>
        </text:list-item>
        <text:list-item>
          <text:p text:style-name="P55">We combine these two conditions with <text:span text:style-name="Source_Text">||</text:span> because either one, by itself, represents invalid input. Even if the user entered a valid number (which means <text:span text:style-name="Source_Text">!parseSuccess</text:span> is false), the loop should not stop unless <text:span text:style-name="Source_Text">price &lt; 0</text:span> is also false.</text:p>
        </text:list-item>
        <text:list-item>
          <text:p text:style-name="P55">Note that both variables must be declared before the loop begins, so that they are in scope both inside and outside the loop body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4Z</meta:creation-date>
    <dc:date>2024-08-15T18:01:44Z</dc:date>
  </office:meta>
</office:document-meta>
</file>